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3709" draw:textarea-horizontal-align="justify" draw:textarea-vertical-align="middle" draw:auto-grow-height="false" fo:min-height="17.435cm" fo:min-width="19.50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036cm" fo:min-width="4.1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92cm" fo:min-width="12.5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93cm" fo:min-width="12.577cm"/>
      <style:paragraph-properties style:writing-mode="lr-tb"/>
    </style:style>
    <style:style style:name="gr5" style:family="graphic" style:parent-style-name="standard">
      <style:graphic-properties draw:fill-color="#813709" draw:textarea-horizontal-align="justify" draw:textarea-vertical-align="middle" draw:auto-grow-height="false" fo:min-height="6.717cm" fo:min-width="19.50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90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038cm" fo:min-width="0cm"/>
    </style:style>
    <style:style style:name="gr9" style:family="graphic" style:parent-style-name="standard">
      <style:graphic-properties draw:fill-color="#813709" draw:textarea-horizontal-align="justify" draw:textarea-vertical-align="middle" draw:auto-grow-height="false" fo:min-height="7.91cm" fo:min-width="19.09cm"/>
      <style:paragraph-properties style:writing-mode="lr-tb"/>
    </style:style>
    <style:style style:name="gr10" style:family="graphic" style:parent-style-name="standard">
      <style:graphic-properties draw:fill-color="#813709" draw:textarea-horizontal-align="justify" draw:textarea-vertical-align="middle" draw:auto-grow-height="false" fo:min-height="7.91cm" fo:min-width="8.3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66cm" fo:min-width="2.8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766cm" fo:min-width="2.99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22cm" fo:min-width="16.9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79cm" fo:min-width="12.57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25cm" fo:min-width="5.9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385cm" fo:min-width="6.80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4cm" fo:min-width="0cm"/>
    </style:style>
    <style:style style:name="gr19" style:family="graphic" style:parent-style-name="standard">
      <style:graphic-properties draw:fill-color="#813709" draw:textarea-horizontal-align="justify" draw:textarea-vertical-align="middle" draw:auto-grow-height="false" fo:min-height="6.418cm" fo:min-width="19.09cm"/>
      <style:paragraph-properties style:writing-mode="lr-tb"/>
    </style:style>
    <style:style style:name="gr20" style:family="graphic" style:parent-style-name="standard">
      <style:graphic-properties draw:fill-color="#813709" draw:textarea-horizontal-align="justify" draw:textarea-vertical-align="middle" draw:auto-grow-height="false" fo:min-height="3.878cm" fo:min-width="19.09cm"/>
      <style:paragraph-properties style:writing-mode="lr-tb"/>
    </style:style>
    <style:style style:name="gr21" style:family="graphic" style:parent-style-name="standard">
      <style:graphic-properties draw:fill-color="#813709" draw:textarea-horizontal-align="justify" draw:textarea-vertical-align="middle" draw:auto-grow-height="false" fo:min-height="6.418cm" fo:min-width="8.3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972cm" fo:min-width="4.263cm"/>
      <style:paragraph-properties style:writing-mode="lr-tb"/>
    </style:style>
    <style:style style:name="gr23" style:family="graphic" style:parent-style-name="standard">
      <style:graphic-properties draw:fill-color="#813709" draw:textarea-horizontal-align="justify" draw:textarea-vertical-align="middle" draw:auto-grow-height="false" fo:min-height="4.907cm" fo:min-width="19.5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925cm" fo:min-width="6.54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802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2.867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2.925cm" fo:min-width="6.54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311cm" fo:min-width="0cm"/>
    </style:style>
    <style:style style:name="gr29" style:family="graphic" style:parent-style-name="standard">
      <style:graphic-properties draw:fill-color="#813709" draw:textarea-horizontal-align="justify" draw:textarea-vertical-align="middle" draw:auto-grow-height="false" fo:min-height="0.385cm" fo:min-width="3.94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2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1370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002cm" svg:height="17.685cm" svg:x="1cm" svg:y="0.68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15cm" svg:height="4.286cm" svg:x="4.462cm" svg:y="10.865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15cm" svg:height="4.286cm" svg:x="12.924cm" svg:y="10.865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077cm" svg:height="2.142cm" svg:x="4.462cm" svg:y="7.113cm">
          <text:p text:style-name="P1">L2 Cach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077cm" svg:height="2.143cm" svg:x="4.462cm" svg:y="3.363cm"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002cm" svg:height="6.967cm" svg:x="1cm" svg:y="19.973cm">
          <text:p text:style-name="P1"/>
          <text:p text:style-name="P1"/>
          <text:p text:style-name="P1"/>
          <text:p text:style-name="P1">top_pipelin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077cm" svg:height="2.143cm" svg:x="4.462cm" svg:y="21.582cm">
          <text:p text:style-name="P1">Pipelined RISC-V Co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5cm" svg:height="6.431cm" svg:x="6.769cm" svg:y="15.1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6cm" svg:height="6.431cm" svg:x="15.231cm" svg:y="15.1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386cm" svg:height="1.61cm" svg:x="6.385cm" svg:y="9.2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385cm" svg:height="1.61cm" svg:x="14.848cm" svg:y="9.2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386cm" svg:height="1.608cm" svg:x="10.999cm" svg:y="5.5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9" draw:text-style-name="P2" draw:layer="layout" svg:width="19.59cm" svg:height="8.16cm" svg:x="1cm" svg:y="1.7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arent Protocol Processo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89cm" svg:height="8.16cm" svg:x="1cm" svg:y="10.20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45cm" svg:height="3.016cm" svg:x="1.782cm" svg:y="12.271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93cm" svg:height="3.016cm" svg:x="6.079cm" svg:y="12.271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462cm" svg:height="0.872cm" svg:x="2.27cm" svg:y="4.89cm">
          <text:p text:style-name="P1">L2 Cach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077cm" svg:height="1.129cm" svg:x="4.433cm" svg:y="2.093cm"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002cm" svg:height="6.967cm" svg:x="1cm" svg:y="19.973cm">
          <text:p text:style-name="P1"/>
          <text:p text:style-name="P1"/>
          <text:p text:style-name="P1"/>
          <text:p text:style-name="P1"/>
          <text:p text:style-name="P1"/>
          <text:p text:style-name="P1">top_multicor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1cm" svg:height="3.175cm" svg:x="2.21cm" svg:y="21.32cm">
          <text:p text:style-name="P1">Pipelined RISC-V Core 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5cm" svg:height="6.431cm" svg:x="2.52cm" svg:y="15.2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7.485cm" svg:y="11.16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386cm" svg:height="1.608cm" svg:x="11.091cm" svg:y="3.2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5cm" svg:height="6.431cm" svg:x="7.917cm" svg:y="15.2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8.89cm" svg:height="8.16cm" svg:x="11.7cm" svg:y="10.20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1cm" svg:height="3.175cm" svg:x="12.747cm" svg:y="21.32cm">
          <text:p text:style-name="P1">Pipelined RISC-V Core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5cm" svg:height="6.431cm" svg:x="12.997cm" svg:y="15.2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5cm" svg:height="6.431cm" svg:x="18.394cm" svg:y="15.2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3.345cm" svg:height="3.016cm" svg:x="12.112cm" svg:y="12.112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93cm" svg:height="3.016cm" svg:x="16.409cm" svg:y="12.112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86cm" svg:height="1.27cm" svg:x="3.471cm" svg:y="11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7.462cm" svg:height="0.872cm" svg:x="2.27cm" svg:y="6.795cm">
          <text:p text:style-name="P1">Upgrade/Downgrade/Request Handle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86cm" svg:height="1.27cm" svg:x="17.794cm" svg:y="11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13.614cm" svg:y="11.16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11.091cm" svg:y="5.7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7.303cm" svg:height="0.635cm" svg:x="1.952cm" svg:y="10.525cm">
          <text:p text:style-name="P1">Request Interfac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303cm" svg:height="0.635cm" svg:x="12.429cm" svg:y="10.525cm">
          <text:p text:style-name="P1">Request Interfac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86cm" svg:height="2.858cm" svg:x="5.127cm" svg:y="7.66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386cm" svg:height="2.858cm" svg:x="15.922cm" svg:y="7.6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9" draw:text-style-name="P2" draw:layer="layout" svg:width="19.59cm" svg:height="6.668cm" svg:x="0.777cm" svg:y="0.36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AWS DD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9.59cm" svg:height="4.128cm" svg:x="0.682cm" svg:y="8.619cm">
          <text:p text:style-name="P1"/>
          <text:p text:style-name="P1"/>
          <text:p text:style-name="P1"/>
          <text:p text:style-name="P1"/>
          <text:p text:style-name="P1">Parent Protocol Processor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89cm" svg:height="6.668cm" svg:x="0.682cm" svg:y="13.69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45cm" svg:height="3.016cm" svg:x="1.465cm" svg:y="15.922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93cm" svg:height="3.016cm" svg:x="5.762cm" svg:y="15.922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763cm" svg:height="2.222cm" svg:x="12.171cm" svg:y="3.54cm">
          <text:p text:style-name="P1">L2 Cach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077cm" svg:height="1.129cm" svg:x="4.175cm" svg:y="0.823cm">
          <text:p text:style-name="P1">Main Memory (DRAM)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0.002cm" svg:height="5.157cm" svg:x="0.683cm" svg:y="22.195cm">
          <text:p text:style-name="P1"/>
          <text:p text:style-name="P1"/>
          <text:p text:style-name="P1"/>
          <text:p text:style-name="P1"/>
          <text:p text:style-name="P1"/>
          <text:p text:style-name="P1">ProcTop (FPGA AWS)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7.044cm" svg:height="3.175cm" svg:x="1.893cm" svg:y="22.907cm">
          <text:p text:style-name="P1">Pipelined RISC-V Core 0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5cm" svg:height="3.81cm" svg:x="2.203cm" svg:y="19.4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7.167cm" svg:y="14.652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386cm" svg:height="1.608cm" svg:x="14.077cm" svg:y="1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" draw:layer="layout" svg:width="0.385cm" svg:height="3.891cm" svg:x="7.35cm" svg:y="19.4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" draw:layer="layout" svg:width="7.045cm" svg:height="3.175cm" svg:x="11.795cm" svg:y="22.907cm">
          <text:p text:style-name="P1">Pipelined RISC-V Core 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86cm" svg:height="1.27cm" svg:x="3.153cm" svg:y="14.6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7.462cm" svg:height="0.872cm" svg:x="1.952cm" svg:y="10.287cm">
          <text:p text:style-name="P1">Upgrade/Downgrade/Request Handler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386cm" svg:height="4.445cm" svg:x="14.266cm" svg:y="5.762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7.303cm" svg:height="0.635cm" svg:x="1.634cm" svg:y="14.017cm">
          <text:p text:style-name="P1">Request Interfac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86cm" svg:height="2.858cm" svg:x="4.809cm" svg:y="11.15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386cm" svg:height="2.858cm" svg:x="15.604cm" svg:y="11.15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" draw:layer="layout" svg:width="8.89cm" svg:height="6.668cm" svg:x="11.16cm" svg:y="13.69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45cm" svg:height="3.016cm" svg:x="11.943cm" svg:y="15.922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93cm" svg:height="3.016cm" svg:x="16.24cm" svg:y="15.922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86cm" svg:height="1.27cm" svg:x="17.645cm" svg:y="14.652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13.631cm" svg:y="14.6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7.303cm" svg:height="0.635cm" svg:x="12.112cm" svg:y="14.017cm">
          <text:p text:style-name="P1">Request Interfac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5cm" svg:height="3.81cm" svg:x="12.747cm" svg:y="19.3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" draw:layer="layout" svg:width="0.385cm" svg:height="3.891cm" svg:x="18.144cm" svg:y="19.3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4.763cm" svg:height="2.222cm" svg:x="5.187cm" svg:y="3.54cm">
          <text:p text:style-name="P1">Dummy Cach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86cm" svg:height="1.608cm" svg:x="7.341cm" svg:y="1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2" draw:layer="layout" svg:width="4.445cm" svg:height="0.635cm" svg:x="7.985cm" svg:y="20.684cm">
          <text:p text:style-name="P1">AWS MMIO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5cm" svg:height="3.81cm" svg:x="12.747cm" svg:y="19.334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0.385cm" svg:height="1.588cm" svg:x="8.235cm" svg:y="21.31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0.385cm" svg:height="1.588cm" svg:x="11.795cm" svg:y="21.31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15:25:26.074251811</meta:creation-date>
    <dc:date>2023-05-15T23:57:48.171677314</dc:date>
    <meta:editing-duration>PT8H1M</meta:editing-duration>
    <meta:editing-cycles>5</meta:editing-cycles>
    <meta:generator>LibreOffice/7.3.7.2$Linux_X86_64 LibreOffice_project/30$Build-2</meta:generator>
    <meta:document-statistic meta:object-count="73"/>
  </office:meta>
</office:document-meta>
</file>